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500000030185FE76F03051A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df3" officeooo:paragraph-rsid="00012df3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>
      <style:text-properties officeooo:rsid="0006c495" officeooo:paragraph-rsid="0006c495"/>
    </style:style>
    <style:style style:name="P6" style:family="paragraph" style:parent-style-name="Standard" style:list-style-name="L4">
      <style:text-properties officeooo:rsid="0006c495" officeooo:paragraph-rsid="00081a67"/>
    </style:style>
    <style:style style:name="P7" style:family="paragraph" style:parent-style-name="Heading_20_1">
      <style:text-properties officeooo:rsid="00012df3" officeooo:paragraph-rsid="00012df3"/>
    </style:style>
    <style:style style:name="P8" style:family="paragraph" style:parent-style-name="Heading_20_1">
      <style:text-properties officeooo:paragraph-rsid="00066525"/>
    </style:style>
    <style:style style:name="T1" style:family="text">
      <style:text-properties officeooo:rsid="00012df3"/>
    </style:style>
    <style:style style:name="T2" style:family="text">
      <style:text-properties officeooo:rsid="000665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urzanleitung Laserlinienscanner</text:p>
      <text:h text:style-name="P7" text:outline-level="1">System anschalten</text:h>
      <text:list xml:id="list28653357227734063" text:style-name="L1">
        <text:list-item>
          <text:p text:style-name="P2">Steckdosenleiste anschalten</text:p>
        </text:list-item>
        <text:list-item>
          <text:p text:style-name="P2">Rechner hochfahren</text:p>
        </text:list-item>
        <text:list-item>
          <text:p text:style-name="P2">Vorn 2x USB anstecken</text:p>
        </text:list-item>
        <text:list-item>
          <text:p text:style-name="P2">Per Gast-Account anmelden</text:p>
        </text:list-item>
        <text:list-item>
          <text:p text:style-name="P2">Einmal auf linescan-Icon auf dem Desktop klicken</text:p>
        </text:list-item>
        <text:list-item>
          <text:p text:style-name="P2">Warten</text:p>
        </text:list-item>
      </text:list>
      <text:h text:style-name="P7" text:outline-level="1">Kalibrierung</text:h>
      <text:list xml:id="list5717669596430239227" text:style-name="L2">
        <text:list-item>
          <text:p text:style-name="P3">Auf den Reiter Kaibrieren schalten</text:p>
        </text:list-item>
        <text:list-item>
          <text:p text:style-name="P3">Am Gerät mit dem Schlüssel den Laser anschalten</text:p>
        </text:list-item>
        <text:list-item>
          <text:p text:style-name="P3">Auf 0° ausrichten und bestätigen</text:p>
        </text:list-item>
        <text:list-item>
          <text:p text:style-name="P3">Am Gerät mit dem Schlüssel den Laser ausschalten</text:p>
        </text:list-item>
        <text:list-item>
          <text:p text:style-name="P3">Toolbar Button für Kamera anklicken</text:p>
        </text:list-item>
        <text:list-item>
          <text:p text:style-name="P3">Button für maximales Licht drücken</text:p>
        </text:list-item>
        <text:list-item>
          <text:p text:style-name="P3">Kreise des Kalibriertagets am unteren Bildschirmrand auf 0° ausrichten</text:p>
        </text:list-item>
        <text:list-item>
          <text:p text:style-name="P3">Bestätigen → Gerät führt automatisch Kalibrierung durch</text:p>
        </text:list-item>
        <text:list-item>
          <text:p text:style-name="P3">Warten bis rote und gelbe Linien eingezeichnet werden</text:p>
        </text:list-item>
      </text:list>
      <text:h text:style-name="P8" text:outline-level="1"><text:span text:style-name="T2">Messung durchführen</text:span></text:h>
      <text:list xml:id="list5517164196808967691" text:style-name="L4">
        <text:list-item>
          <text:p text:style-name="P5">Den Butten für Default-Licht anklicken</text:p>
        </text:list-item>
        <text:list-item>
          <text:p text:style-name="P6">Am Gerät mit dem Schlüssel den Laser anschalten</text:p>
        </text:list-item>
        <text:list-item>
          <text:p text:style-name="P5">Auf den Reiter für Messung wechseln</text:p>
        </text:list-item>
        <text:list-item>
          <text:p text:style-name="P5">Den Button für „Messung starten“ anklicken und warten</text:p>
        </text:list-item>
      </text:list>
      <text:h text:style-name="Heading_20_1" text:outline-level="1">Messergebniss anschauen</text:h>
      <text:list xml:id="list6188950519366494490" text:style-name="L3">
        <text:list-item>
          <text:p text:style-name="P4">Desktop-Menüleiste → Menü → Grafik → MeshLab</text:p>
        </text:list-item>
        <text:list-item>
          <text:p text:style-name="P4">File → Import Mesh: *.asc-Datei auswählen</text:p>
        </text:list-item>
        <text:list-item>
          <text:p text:style-name="P4">In der Toolbar auf den Button für die Punktansicht schalten:</text:p>
        </text:list-item>
      </text:list>
      <text:p text:style-name="P1"><draw:frame draw:style-name="fr1" draw:name="Bild1" text:anchor-type="paragraph" svg:x="1.291cm" svg:y="0cm" svg:width="10.291cm" svg:height="1.268cm" draw:z-index="0"><draw:image xlink:href="Pictures/100002010000018500000030185FE76F03051A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6:21:19.527796045</meta:creation-date>
    <dc:date>2016-10-25T16:37:51.902473105</dc:date>
    <meta:editing-duration>PT16M27S</meta:editing-duration>
    <meta:editing-cycles>7</meta:editing-cycles>
    <meta:generator>LibreOffice/5.1.4.2$Linux_X86_64 LibreOffice_project/10m0$Build-2</meta:generator>
    <meta:document-statistic meta:table-count="0" meta:image-count="1" meta:object-count="0" meta:page-count="1" meta:paragraph-count="27" meta:word-count="160" meta:character-count="1018" meta:non-whitespace-character-count="907"/>
  </office:meta>
</office:document-meta>
</file>